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C000000DC465C544CA07B94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401cm" fo:min-width="4.834cm"/>
    </style:style>
    <style:style style:name="gr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81cm" fo:min-width="2.2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variant="small-caps" fo:color="#ffff00" fo:font-size="24pt" fo:text-shadow="1pt 1pt" style:font-size-asian="24pt" style:font-size-complex="24pt"/>
    </style:style>
    <style:style style:name="P3" style:family="paragraph">
      <loext:graphic-properties draw:fill="none"/>
      <style:paragraph-properties fo:text-align="center"/>
      <style:text-properties fo:font-variant="small-caps" fo:color="#ffff00" fo:font-size="24pt" fo:text-shadow="1pt 1pt" style:font-size-asian="24pt" style:font-size-complex="24pt"/>
    </style:style>
    <style:style style:name="P4" style:family="paragraph">
      <style:paragraph-properties fo:text-align="center"/>
      <style:text-properties fo:font-variant="small-caps" fo:color="#ff0000" fo:font-size="36pt" fo:text-shadow="1pt 1pt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font-variant="small-caps" fo:color="#ff0000" fo:font-size="36pt" fo:text-shadow="1pt 1pt" style:font-size-asian="36pt" style:font-size-complex="36pt"/>
    </style:style>
    <style:style style:name="T1" style:family="text">
      <style:text-properties fo:font-variant="small-caps" fo:color="#ffff00" fo:font-size="24pt" fo:text-shadow="1pt 1pt" style:font-size-asian="24pt" style:font-size-complex="24pt"/>
    </style:style>
    <style:style style:name="T2" style:family="text">
      <style:text-properties fo:font-variant="small-caps" fo:color="#ff0000" fo:font-size="36pt" fo:text-shadow="1pt 1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56cm" svg:height="4.656cm" svg:x="8.776cm" svg:y="11.83cm">
          <draw:image xlink:href="Pictures/10000201000000DC000000DC465C544CA07B94C6.png" xlink:type="simple" xlink:show="embed" xlink:actuate="onLoad" loext:mime-type="image/png">
            <text:p/>
          </draw:image>
        </draw:frame>
        <draw:custom-shape draw:style-name="gr2" draw:text-style-name="P3" draw:layer="layout" svg:width="5.334cm" svg:height="1.651cm" draw:transform="rotate (0.785398163397448) translate (8.62cm 15.467cm)">
          <text:p text:style-name="P2"><text:span text:style-name="T1">Malfun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24cm" svg:height="1.531cm" svg:x="8.62cm" svg:y="12.049cm">
          <text:p text:style-name="P4"><text:span text:style-name="T2">!!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24cm" svg:height="1.531cm" svg:x="10.722cm" svg:y="14.335cm">
          <text:p text:style-name="P4"><text:span text:style-name="T2">!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9:39:31.910000000</meta:creation-date>
    <dc:date>2018-12-04T19:52:28.144000000</dc:date>
    <meta:editing-duration>PT2M46S</meta:editing-duration>
    <meta:editing-cycles>1</meta:editing-cycles>
    <meta:document-statistic meta:object-count="4"/>
    <meta:generator>LibreOffice/6.1.0.3$Windows_X86_64 LibreOffice_project/efb621ed25068d70781dc026f7e9c5187a4decd1</meta:generator>
  </office:meta>
</office:document-meta>
</file>